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759cm" svg:height="0.299cm" svg:x="1.6cm" svg:y="1.675cm" svg:viewBox="0 0 760 300" draw:points="760,300 759,0 0,0 0,300">
          <text:p/>
        </draw:polygon>
        <draw:polygon draw:style-name="gr2" draw:layer="layout" svg:width="0.759cm" svg:height="0.299cm" svg:x="1.6cm" svg:y="1.675cm" svg:viewBox="0 0 760 300" draw:points="760,300 759,0 0,0 0,300">
          <text:p/>
        </draw:polygon>
        <draw:polygon draw:style-name="gr3" draw:layer="layout" svg:width="1.299cm" svg:height="2.199cm" svg:x="1.3cm" svg:y="0.7cm" svg:viewBox="0 0 1300 2200" draw:points="1300,2200 1300,0 0,0 0,2200">
          <text:p/>
        </draw:polygon>
        <draw:line draw:style-name="gr3" draw:layer="layout" svg:x1="2.244cm" svg:y1="1.931cm" svg:x2="1.668cm" svg:y2="1.196cm">
          <text:p/>
        </draw:line>
        <draw:polygon draw:style-name="gr3" draw:layer="layout" svg:width="0.806cm" svg:height="0.901cm" svg:x="1.668cm" svg:y="1.028cm" svg:viewBox="0 0 807 902" draw:points="807,714 246,0 0,167 576,902">
          <text:p/>
        </draw:polygon>
        <draw:frame draw:style-name="gr4" draw:layer="layout" svg:width="1.2cm" svg:height="0.601cm" draw:transform="rotate (1.5707963267949) translate (1.2cm 3cm)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draw:transform="rotate (1.5707963267949) translate (1.2cm 1.75cm)">
          <draw:text-box>
            <text:p text:style-name="P1"><text:span text:style-name="T1">ОТКЛ. </text:span></text:p>
          </draw:text-box>
        </draw:frame>
        <draw:path draw:style-name="gr5" draw:layer="layout" svg:width="0.299cm" svg:height="0.299cm" svg:x="2.2cm" svg:y="1.675cm" svg:viewBox="0 0 300 300" svg:d="M149 0c27 0 50 6 74 19s41 30 56 54c14 23 20 47 21 74 0 28-5 52-19 76-13 24-30 41-54 56-23 14-47 20-74 21-28 0-52-5-76-19-24-13-41-30-56-54-14-23-20-47-21-74 0-1 0-2 0-3 0-27 6-49 19-73s30-41 54-56c23-14 47-20 74-21 1 0 1 0 2 0z">
          <text:p/>
        </draw:path>
        <draw:path draw:style-name="gr3" draw:layer="layout" svg:width="0.299cm" svg:height="0.299cm" svg:x="2.2cm" svg:y="1.675cm" svg:viewBox="0 0 300 300" svg:d="M149 0c27 0 50 6 74 19s41 30 56 54c14 23 20 47 21 74 0 28-5 52-19 76-13 24-30 41-54 56-23 14-47 20-74 21-28 0-52-5-76-19-24-13-41-30-56-54-14-23-20-47-21-74 0-1 0-2 0-3 0-27 6-49 19-73s30-41 54-56c23-14 47-20 74-21 1 0 1 0 2 0z">
          <text:p/>
        </draw:path>
        <draw:path draw:style-name="gr5" draw:layer="layout" svg:width="0.299cm" svg:height="0.299cm" svg:x="1.63cm" svg:y="0.955cm" svg:viewBox="0 0 300 300" svg:d="M150 0c27 0 49 6 73 19s41 30 56 54c14 23 20 47 21 74 0 28-5 52-19 76-13 24-30 41-54 56-23 14-47 20-74 21-28 0-52-5-76-19-24-13-41-30-56-54-14-23-20-47-21-74 0-1 0-2 0-3 0-27 6-49 19-73s30-41 54-56c23-14 47-20 74-21 1 0 2 0 3 0z">
          <text:p/>
        </draw:path>
        <draw:path draw:style-name="gr3" draw:layer="layout" svg:width="0.299cm" svg:height="0.299cm" svg:x="1.63cm" svg:y="0.955cm" svg:viewBox="0 0 300 300" svg:d="M150 0c27 0 49 6 73 19s41 30 56 54c14 23 20 47 21 74 0 28-5 52-19 76-13 24-30 41-54 56-23 14-47 20-74 21-28 0-52-5-76-19-24-13-41-30-56-54-14-23-20-47-21-74 0-1 0-2 0-3 0-27 6-49 19-73s30-41 54-56c23-14 47-20 74-21 1 0 2 0 3 0z">
          <text:p/>
        </draw:path>
        <draw:line draw:style-name="gr3" draw:layer="layout" svg:x1="2.244cm" svg:y1="1.724cm" svg:x2="1.668cm" svg:y2="2.459cm">
          <text:p/>
        </draw:line>
        <draw:polygon draw:style-name="gr3" draw:layer="layout" svg:width="0.806cm" svg:height="0.901cm" svg:x="1.668cm" svg:y="1.724cm" svg:viewBox="0 0 807 902" draw:points="807,188 246,902 0,735 576,0">
          <text:p/>
        </draw:polygon>
        <draw:path draw:style-name="gr5" draw:layer="layout" svg:width="0.299cm" svg:height="0.299cm" svg:x="2.2cm" svg:y="1.68cm" svg:viewBox="0 0 300 300" svg:d="M150 300c-27 0-49-6-73-19s-41-30-56-54c-14-23-20-47-21-74 0-1 0-2 0-3 0-27 6-49 19-73s30-41 54-56c23-14 47-20 74-21 28 0 52 5 76 19 24 13 41 30 56 54 14 23 20 47 21 74 0 28-5 52-19 76-13 24-30 41-54 56-23 14-47 20-74 21-1 0-2 0-3 0z">
          <text:p/>
        </draw:path>
        <draw:path draw:style-name="gr3" draw:layer="layout" svg:width="0.299cm" svg:height="0.299cm" svg:x="2.2cm" svg:y="1.68cm" svg:viewBox="0 0 300 300" svg:d="M150 300c-27 0-49-6-73-19s-41-30-56-54c-14-23-20-47-21-74 0-1 0-2 0-3 0-27 6-49 19-73s30-41 54-56c23-14 47-20 74-21 28 0 52 5 76 19 24 13 41 30 56 54 14 23 20 47 21 74 0 28-5 52-19 76-13 24-30 41-54 56-23 14-47 20-74 21-1 0-2 0-3 0z">
          <text:p/>
        </draw:path>
        <draw:path draw:style-name="gr5" draw:layer="layout" svg:width="0.299cm" svg:height="0.297cm" svg:x="1.63cm" svg:y="2.4cm" svg:viewBox="0 0 300 298" svg:d="M150 298c-27 0-49-6-73-19s-41-30-56-53c-14-24-21-47-21-74 0-2 0-3 0-4 0-26 6-48 19-71 13-24 30-42 54-56 23-14 47-20 74-21 28 0 52 5 76 19 24 13 41 30 56 53 14 24 20 47 21 74 0 28-5 51-19 75-13 24-30 42-54 56-23 14-47 20-74 21-1 0-2 0-3 0z">
          <text:p/>
        </draw:path>
        <draw:path draw:style-name="gr3" draw:layer="layout" svg:width="0.299cm" svg:height="0.297cm" svg:x="1.63cm" svg:y="2.4cm" svg:viewBox="0 0 300 298" svg:d="M150 298c-27 0-49-6-73-19s-41-30-56-53c-14-24-21-47-21-74 0-2 0-3 0-4 0-26 6-48 19-71 13-24 30-42 54-56 23-14 47-20 74-21 28 0 52 5 76 19 24 13 41 30 56 53 14 24 20 47 21 74 0 28-5 51-19 75-13 24-30 42-54 56-23 14-47 20-74 21-1 0-2 0-3 0z">
          <text:p/>
        </draw:path>
        <draw:path draw:style-name="gr5" draw:layer="layout" svg:width="0.299cm" svg:height="0.299cm" svg:x="1.48cm" svg:y="1.675cm" svg:viewBox="0 0 300 300" svg:d="M150 300c-27 0-49-6-73-19s-41-30-56-54c-14-23-20-47-21-74 0-1 0-2 0-3 0-27 6-49 19-73s30-41 54-56c23-14 47-20 74-21 28 0 52 5 76 19 24 13 41 30 56 54 14 23 20 47 21 74 0 28-5 52-19 76-13 24-30 41-54 56-23 14-47 20-74 21-1 0-2 0-3 0z">
          <text:p/>
        </draw:path>
        <draw:path draw:style-name="gr3" draw:layer="layout" svg:width="0.299cm" svg:height="0.299cm" svg:x="1.48cm" svg:y="1.675cm" svg:viewBox="0 0 300 300" svg:d="M150 300c-27 0-49-6-73-19s-41-30-56-54c-14-23-20-47-21-74 0-1 0-2 0-3 0-27 6-49 19-73s30-41 54-56c23-14 47-20 74-21 28 0 52 5 76 19 24 13 41 30 56 54 14 23 20 47 21 74 0 28-5 52-19 76-13 24-30 41-54 56-23 14-47 20-74 21-1 0-2 0-3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2:17.437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10:22:27.203000000</dc:date>
    <meta:document-statistic meta:object-count="19"/>
    <meta:template xlink:type="simple" xlink:actuate="onRequest" xlink:title="1" xlink:href="file:///C:/Documents%20and%20Settings/User/Application%20Data/LibreOffice/4/user/template/1.otg" meta:date="2015-09-29T10:22:17.375000000"/>
  </office:meta>
</office:document-meta>
</file>